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cef" officeooo:paragraph-rsid="006caefd"/>
    </style:style>
    <style:style style:name="P2" style:family="paragraph" style:parent-style-name="Standard">
      <style:text-properties officeooo:rsid="0090e424" officeooo:paragraph-rsid="0090e424"/>
    </style:style>
    <style:style style:name="P3" style:family="paragraph" style:parent-style-name="Standard">
      <style:text-properties officeooo:rsid="0090e424" officeooo:paragraph-rsid="00946419"/>
    </style:style>
    <style:style style:name="P4" style:family="paragraph" style:parent-style-name="Standard">
      <style:text-properties officeooo:rsid="0090e424" officeooo:paragraph-rsid="0099c205"/>
    </style:style>
    <style:style style:name="P5" style:family="paragraph" style:parent-style-name="Standard">
      <style:text-properties officeooo:rsid="0090e424" officeooo:paragraph-rsid="0005b4ff"/>
    </style:style>
    <style:style style:name="P6" style:family="paragraph" style:parent-style-name="Standard">
      <style:text-properties officeooo:rsid="0090e424" officeooo:paragraph-rsid="00cc705f"/>
    </style:style>
    <style:style style:name="P7" style:family="paragraph" style:parent-style-name="Standard">
      <style:text-properties officeooo:rsid="0090e424" officeooo:paragraph-rsid="00ddf7bf"/>
    </style:style>
    <style:style style:name="P8" style:family="paragraph" style:parent-style-name="Standard">
      <style:text-properties officeooo:rsid="0090e424" officeooo:paragraph-rsid="012f258e"/>
    </style:style>
    <style:style style:name="P9" style:family="paragraph" style:parent-style-name="Standard">
      <style:text-properties officeooo:rsid="0090e424" officeooo:paragraph-rsid="0217fba9"/>
    </style:style>
    <style:style style:name="P10" style:family="paragraph" style:parent-style-name="Standard">
      <style:text-properties officeooo:rsid="0090e424" officeooo:paragraph-rsid="02395cbb"/>
    </style:style>
    <style:style style:name="P11" style:family="paragraph" style:parent-style-name="Standard">
      <style:text-properties officeooo:rsid="0090e424" officeooo:paragraph-rsid="0283ddea"/>
    </style:style>
    <style:style style:name="P12" style:family="paragraph" style:parent-style-name="Standard">
      <style:text-properties officeooo:rsid="0090e424" officeooo:paragraph-rsid="02883d31"/>
    </style:style>
    <style:style style:name="P13" style:family="paragraph" style:parent-style-name="Standard">
      <style:text-properties officeooo:rsid="0099c205" officeooo:paragraph-rsid="0099c205"/>
    </style:style>
    <style:style style:name="P14" style:family="paragraph" style:parent-style-name="Standard">
      <style:text-properties officeooo:rsid="0099c205" officeooo:paragraph-rsid="02a09d08"/>
    </style:style>
    <style:style style:name="P15" style:family="paragraph" style:parent-style-name="Standard">
      <style:text-properties officeooo:rsid="0099c205" officeooo:paragraph-rsid="02a0cf74"/>
    </style:style>
    <style:style style:name="P16" style:family="paragraph" style:parent-style-name="Standard">
      <style:text-properties officeooo:rsid="0099c205" officeooo:paragraph-rsid="03cdf15f"/>
    </style:style>
    <style:style style:name="P17" style:family="paragraph" style:parent-style-name="Standard">
      <style:text-properties officeooo:rsid="0099c205" officeooo:paragraph-rsid="03e84c7f"/>
    </style:style>
    <style:style style:name="P18" style:family="paragraph" style:parent-style-name="Standard">
      <style:text-properties officeooo:rsid="0099c205" officeooo:paragraph-rsid="03f3a9b0"/>
    </style:style>
    <style:style style:name="P19" style:family="paragraph" style:parent-style-name="Standard">
      <style:text-properties officeooo:rsid="009ef1e4" officeooo:paragraph-rsid="009ef1e4"/>
    </style:style>
    <style:style style:name="P20" style:family="paragraph" style:parent-style-name="Standard">
      <style:text-properties officeooo:rsid="009ef1e4" officeooo:paragraph-rsid="015d58a9"/>
    </style:style>
    <style:style style:name="P21" style:family="paragraph" style:parent-style-name="Standard">
      <style:text-properties officeooo:rsid="00a18d81" officeooo:paragraph-rsid="00a18d81"/>
    </style:style>
    <style:style style:name="P22" style:family="paragraph" style:parent-style-name="Standard">
      <style:text-properties officeooo:rsid="00a1d65d" officeooo:paragraph-rsid="00a1d65d"/>
    </style:style>
    <style:style style:name="P23" style:family="paragraph" style:parent-style-name="Standard">
      <style:text-properties officeooo:rsid="00a8822c" officeooo:paragraph-rsid="00a8822c"/>
    </style:style>
    <style:style style:name="P24" style:family="paragraph" style:parent-style-name="Standard">
      <style:text-properties officeooo:rsid="009931c4" officeooo:paragraph-rsid="009931c4"/>
    </style:style>
    <style:style style:name="P25" style:family="paragraph" style:parent-style-name="Standard">
      <style:text-properties officeooo:rsid="009931c4" officeooo:paragraph-rsid="0099c205"/>
    </style:style>
    <style:style style:name="P26" style:family="paragraph" style:parent-style-name="Standard">
      <style:text-properties officeooo:rsid="00dc6d29" officeooo:paragraph-rsid="00dc6d29"/>
    </style:style>
    <style:style style:name="P27" style:family="paragraph" style:parent-style-name="Standard">
      <style:text-properties officeooo:rsid="00ece495" officeooo:paragraph-rsid="00ece495"/>
    </style:style>
    <style:style style:name="P28" style:family="paragraph" style:parent-style-name="Standard">
      <style:text-properties officeooo:rsid="00cc8032" officeooo:paragraph-rsid="00cc705f"/>
    </style:style>
    <style:style style:name="P29" style:family="paragraph" style:parent-style-name="Standard">
      <style:text-properties officeooo:rsid="00ddf7bf" officeooo:paragraph-rsid="00ddf7bf"/>
    </style:style>
    <style:style style:name="P30" style:family="paragraph" style:parent-style-name="Standard">
      <style:text-properties officeooo:rsid="00ddf7bf" officeooo:paragraph-rsid="010ec201"/>
    </style:style>
    <style:style style:name="P31" style:family="paragraph" style:parent-style-name="Standard">
      <style:text-properties officeooo:rsid="014cc27c" officeooo:paragraph-rsid="014cc27c"/>
    </style:style>
    <style:style style:name="P32" style:family="paragraph" style:parent-style-name="Standard">
      <style:text-properties officeooo:rsid="0153bb7f" officeooo:paragraph-rsid="015c537d"/>
    </style:style>
    <style:style style:name="P33" style:family="paragraph" style:parent-style-name="Standard">
      <style:text-properties officeooo:rsid="018ad6a0" officeooo:paragraph-rsid="018ad6a0"/>
    </style:style>
    <style:style style:name="P34" style:family="paragraph" style:parent-style-name="Standard">
      <style:text-properties officeooo:rsid="018e464d" officeooo:paragraph-rsid="018e464d"/>
    </style:style>
    <style:style style:name="P35" style:family="paragraph" style:parent-style-name="Standard">
      <style:text-properties officeooo:rsid="019dbd20" officeooo:paragraph-rsid="019f9607"/>
    </style:style>
    <style:style style:name="P36" style:family="paragraph" style:parent-style-name="Standard">
      <style:text-properties officeooo:rsid="01af6211" officeooo:paragraph-rsid="01af6211"/>
    </style:style>
    <style:style style:name="P37" style:family="paragraph" style:parent-style-name="Standard">
      <style:text-properties officeooo:rsid="01af7713" officeooo:paragraph-rsid="01af7713"/>
    </style:style>
    <style:style style:name="P38" style:family="paragraph" style:parent-style-name="Standard">
      <style:text-properties officeooo:rsid="019f9607" officeooo:paragraph-rsid="019f9607"/>
    </style:style>
    <style:style style:name="P39" style:family="paragraph" style:parent-style-name="Standard">
      <style:text-properties officeooo:rsid="01bd7f22" officeooo:paragraph-rsid="01bd7f22"/>
    </style:style>
    <style:style style:name="P40" style:family="paragraph" style:parent-style-name="Standard">
      <style:text-properties officeooo:rsid="01d5e34d" officeooo:paragraph-rsid="01f1cadd"/>
    </style:style>
    <style:style style:name="P41" style:family="paragraph" style:parent-style-name="Standard">
      <style:text-properties officeooo:rsid="01e3af09" officeooo:paragraph-rsid="01f1cadd"/>
    </style:style>
    <style:style style:name="P42" style:family="paragraph" style:parent-style-name="Standard">
      <style:text-properties officeooo:rsid="01e3af09" officeooo:paragraph-rsid="031d7f70"/>
    </style:style>
    <style:style style:name="P43" style:family="paragraph" style:parent-style-name="Standard">
      <style:text-properties officeooo:rsid="01e3af09" officeooo:paragraph-rsid="02d19ecd"/>
    </style:style>
    <style:style style:name="P44" style:family="paragraph" style:parent-style-name="Standard">
      <style:text-properties officeooo:rsid="01e3af09" officeooo:paragraph-rsid="0344a718"/>
    </style:style>
    <style:style style:name="P45" style:family="paragraph" style:parent-style-name="Standard">
      <style:text-properties officeooo:rsid="01e3af09" officeooo:paragraph-rsid="034fd8d8"/>
    </style:style>
    <style:style style:name="P46" style:family="paragraph" style:parent-style-name="Standard">
      <style:text-properties officeooo:rsid="01e3af09" officeooo:paragraph-rsid="034f6f67"/>
    </style:style>
    <style:style style:name="P47" style:family="paragraph" style:parent-style-name="Standard">
      <style:text-properties officeooo:rsid="0217fba9" officeooo:paragraph-rsid="0217fba9"/>
    </style:style>
    <style:style style:name="P48" style:family="paragraph" style:parent-style-name="Standard">
      <style:text-properties officeooo:rsid="02251ab9" officeooo:paragraph-rsid="023f5c1d"/>
    </style:style>
    <style:style style:name="P49" style:family="paragraph" style:parent-style-name="Standard">
      <style:text-properties officeooo:rsid="02251ab9" officeooo:paragraph-rsid="024aab1c"/>
    </style:style>
    <style:style style:name="P50" style:family="paragraph" style:parent-style-name="Standard">
      <style:text-properties officeooo:rsid="0237e7c0" officeooo:paragraph-rsid="0237e7c0"/>
    </style:style>
    <style:style style:name="P51" style:family="paragraph" style:parent-style-name="Standard">
      <style:text-properties officeooo:rsid="02395cbb" officeooo:paragraph-rsid="02395cbb"/>
    </style:style>
    <style:style style:name="P52" style:family="paragraph" style:parent-style-name="Standard">
      <style:text-properties officeooo:rsid="02395cbb" officeooo:paragraph-rsid="0241f1a1"/>
    </style:style>
    <style:style style:name="P53" style:family="paragraph" style:parent-style-name="Standard">
      <style:text-properties officeooo:paragraph-rsid="024f9873"/>
    </style:style>
    <style:style style:name="P54" style:family="paragraph" style:parent-style-name="Standard">
      <style:text-properties officeooo:rsid="02510f17" officeooo:paragraph-rsid="02510f17"/>
    </style:style>
    <style:style style:name="P55" style:family="paragraph" style:parent-style-name="Standard">
      <style:text-properties officeooo:rsid="02511f6c" officeooo:paragraph-rsid="02511f6c"/>
    </style:style>
    <style:style style:name="P56" style:family="paragraph" style:parent-style-name="Standard">
      <style:text-properties officeooo:rsid="026506e7" officeooo:paragraph-rsid="026506e7"/>
    </style:style>
    <style:style style:name="P57" style:family="paragraph" style:parent-style-name="Standard">
      <style:text-properties officeooo:rsid="0268e9bb" officeooo:paragraph-rsid="0268e9bb"/>
    </style:style>
    <style:style style:name="P58" style:family="paragraph" style:parent-style-name="Standard">
      <style:text-properties officeooo:rsid="027180cd" officeooo:paragraph-rsid="027180cd"/>
    </style:style>
    <style:style style:name="P59" style:family="paragraph" style:parent-style-name="Standard">
      <style:text-properties officeooo:rsid="0279a9fe" officeooo:paragraph-rsid="0279a9fe"/>
    </style:style>
    <style:style style:name="P60" style:family="paragraph" style:parent-style-name="Standard">
      <style:text-properties officeooo:rsid="028601cb" officeooo:paragraph-rsid="028601cb"/>
    </style:style>
    <style:style style:name="P61" style:family="paragraph" style:parent-style-name="Standard">
      <style:text-properties officeooo:rsid="028b9e7b" officeooo:paragraph-rsid="0217fba9"/>
    </style:style>
    <style:style style:name="P62" style:family="paragraph" style:parent-style-name="Standard">
      <style:text-properties officeooo:rsid="01fc9c6d" officeooo:paragraph-rsid="01fc9c6d"/>
    </style:style>
    <style:style style:name="P63" style:family="paragraph" style:parent-style-name="Standard">
      <style:text-properties officeooo:rsid="01fc9c6d" officeooo:paragraph-rsid="02c1da32"/>
    </style:style>
    <style:style style:name="P64" style:family="paragraph" style:parent-style-name="Standard">
      <style:text-properties officeooo:rsid="02a00ff0" officeooo:paragraph-rsid="02a00ff0"/>
    </style:style>
    <style:style style:name="P65" style:family="paragraph" style:parent-style-name="Standard">
      <style:text-properties officeooo:rsid="02a0cf74" officeooo:paragraph-rsid="02a0cf74"/>
    </style:style>
    <style:style style:name="P66" style:family="paragraph" style:parent-style-name="Standard">
      <style:text-properties officeooo:rsid="02acf1ef" officeooo:paragraph-rsid="02acf1ef"/>
    </style:style>
    <style:style style:name="P67" style:family="paragraph" style:parent-style-name="Standard">
      <style:text-properties officeooo:rsid="02c17546" officeooo:paragraph-rsid="02c17546"/>
    </style:style>
    <style:style style:name="P68" style:family="paragraph" style:parent-style-name="Standard">
      <style:text-properties officeooo:rsid="02c17546" officeooo:paragraph-rsid="02c3f838"/>
    </style:style>
    <style:style style:name="P69" style:family="paragraph" style:parent-style-name="Standard">
      <style:text-properties officeooo:rsid="02c5beb1" officeooo:paragraph-rsid="02c5beb1"/>
    </style:style>
    <style:style style:name="P70" style:family="paragraph" style:parent-style-name="Standard">
      <style:text-properties officeooo:rsid="02c823c9" officeooo:paragraph-rsid="02c823c9"/>
    </style:style>
    <style:style style:name="P71" style:family="paragraph" style:parent-style-name="Standard">
      <style:text-properties officeooo:rsid="03031de4" officeooo:paragraph-rsid="03031de4"/>
    </style:style>
    <style:style style:name="P72" style:family="paragraph" style:parent-style-name="Standard">
      <style:text-properties officeooo:rsid="03051ec4" officeooo:paragraph-rsid="03051ec4"/>
    </style:style>
    <style:style style:name="P73" style:family="paragraph" style:parent-style-name="Standard">
      <style:text-properties officeooo:rsid="031d7f70" officeooo:paragraph-rsid="031d7f70"/>
    </style:style>
    <style:style style:name="P74" style:family="paragraph" style:parent-style-name="Standard">
      <style:text-properties officeooo:rsid="032cae4a" officeooo:paragraph-rsid="032cae4a"/>
    </style:style>
    <style:style style:name="P75" style:family="paragraph" style:parent-style-name="Standard">
      <style:text-properties officeooo:rsid="03313f66" officeooo:paragraph-rsid="03313f66"/>
    </style:style>
    <style:style style:name="P76" style:family="paragraph" style:parent-style-name="Standard">
      <style:text-properties officeooo:rsid="033ffd11" officeooo:paragraph-rsid="0344a718"/>
    </style:style>
    <style:style style:name="P77" style:family="paragraph" style:parent-style-name="Standard">
      <style:text-properties officeooo:rsid="034e4adb" officeooo:paragraph-rsid="034e4adb"/>
    </style:style>
    <style:style style:name="P78" style:family="paragraph" style:parent-style-name="Standard">
      <style:text-properties officeooo:rsid="035336f2" officeooo:paragraph-rsid="035336f2"/>
    </style:style>
    <style:style style:name="P79" style:family="paragraph" style:parent-style-name="Standard">
      <style:text-properties officeooo:rsid="0354998e" officeooo:paragraph-rsid="0354998e"/>
    </style:style>
    <style:style style:name="P80" style:family="paragraph" style:parent-style-name="Standard">
      <style:text-properties officeooo:rsid="02efc033" officeooo:paragraph-rsid="01f1cadd"/>
    </style:style>
    <style:style style:name="P81" style:family="paragraph" style:parent-style-name="Standard">
      <style:text-properties officeooo:rsid="0310fcdd" officeooo:paragraph-rsid="035fed56"/>
    </style:style>
    <style:style style:name="P82" style:family="paragraph" style:parent-style-name="Standard">
      <style:text-properties officeooo:rsid="0360a777" officeooo:paragraph-rsid="0360a777"/>
    </style:style>
    <style:style style:name="P83" style:family="paragraph" style:parent-style-name="Standard">
      <style:text-properties officeooo:rsid="008d51c5" officeooo:paragraph-rsid="0377f85a"/>
    </style:style>
    <style:style style:name="P84" style:family="paragraph" style:parent-style-name="Standard">
      <style:text-properties officeooo:rsid="038c7a5d" officeooo:paragraph-rsid="038c7a5d"/>
    </style:style>
    <style:style style:name="P85" style:family="paragraph" style:parent-style-name="Standard">
      <style:text-properties officeooo:rsid="038fbcae" officeooo:paragraph-rsid="038fbcae"/>
    </style:style>
    <style:style style:name="P86" style:family="paragraph" style:parent-style-name="Standard">
      <style:text-properties officeooo:rsid="03948921" officeooo:paragraph-rsid="03948921"/>
    </style:style>
    <style:style style:name="P87" style:family="paragraph" style:parent-style-name="Standard">
      <style:text-properties officeooo:rsid="03a87c0c" officeooo:paragraph-rsid="03a9be95"/>
    </style:style>
    <style:style style:name="P88" style:family="paragraph" style:parent-style-name="Standard">
      <style:text-properties officeooo:rsid="03a87c0c" officeooo:paragraph-rsid="03aa3201"/>
    </style:style>
    <style:style style:name="P89" style:family="paragraph" style:parent-style-name="Standard">
      <style:text-properties officeooo:rsid="03aa3201" officeooo:paragraph-rsid="03aa3201"/>
    </style:style>
    <style:style style:name="P90" style:family="paragraph" style:parent-style-name="Standard">
      <style:text-properties officeooo:rsid="03957530" officeooo:paragraph-rsid="01bd7f22"/>
    </style:style>
    <style:style style:name="P91" style:family="paragraph" style:parent-style-name="Standard">
      <style:text-properties officeooo:rsid="03cee872" officeooo:paragraph-rsid="03cee872"/>
    </style:style>
    <style:style style:name="P92" style:family="paragraph" style:parent-style-name="Standard">
      <style:text-properties officeooo:rsid="03cee872" officeooo:paragraph-rsid="03de8a93"/>
    </style:style>
    <style:style style:name="P93" style:family="paragraph" style:parent-style-name="Standard">
      <style:text-properties officeooo:rsid="03d4e5fe" officeooo:paragraph-rsid="03d4e5fe"/>
    </style:style>
    <style:style style:name="P94" style:family="paragraph" style:parent-style-name="Standard">
      <style:text-properties officeooo:rsid="03d9e8ef" officeooo:paragraph-rsid="03f01ab7"/>
    </style:style>
    <style:style style:name="P95" style:family="paragraph" style:parent-style-name="Standard">
      <style:text-properties officeooo:rsid="03dae057" officeooo:paragraph-rsid="03f01ab7"/>
    </style:style>
    <style:style style:name="P96" style:family="paragraph" style:parent-style-name="Standard">
      <style:text-properties officeooo:rsid="03dae057" officeooo:paragraph-rsid="0441b60a"/>
    </style:style>
    <style:style style:name="P97" style:family="paragraph" style:parent-style-name="Standard">
      <style:text-properties officeooo:rsid="03ea3bb7" officeooo:paragraph-rsid="03ea3bb7"/>
    </style:style>
    <style:style style:name="P98" style:family="paragraph" style:parent-style-name="Standard">
      <style:text-properties officeooo:rsid="03eedf75" officeooo:paragraph-rsid="03f01ab7"/>
    </style:style>
    <style:style style:name="P99" style:family="paragraph" style:parent-style-name="Standard">
      <style:text-properties officeooo:rsid="04008549" officeooo:paragraph-rsid="04008549"/>
    </style:style>
    <style:style style:name="P100" style:family="paragraph" style:parent-style-name="Standard">
      <style:text-properties officeooo:rsid="040a8e61" officeooo:paragraph-rsid="040a8e61"/>
    </style:style>
    <style:style style:name="P101" style:family="paragraph" style:parent-style-name="Standard">
      <style:text-properties officeooo:rsid="040a8e61" officeooo:paragraph-rsid="042995ec"/>
    </style:style>
    <style:style style:name="P102" style:family="paragraph" style:parent-style-name="Standard">
      <style:text-properties officeooo:rsid="040badc2" officeooo:paragraph-rsid="040badc2"/>
    </style:style>
    <style:style style:name="P103" style:family="paragraph" style:parent-style-name="Standard">
      <style:text-properties officeooo:rsid="040f50e3" officeooo:paragraph-rsid="040f50e3"/>
    </style:style>
    <style:style style:name="P104" style:family="paragraph" style:parent-style-name="Standard">
      <style:text-properties officeooo:rsid="041a185d" officeooo:paragraph-rsid="041a185d"/>
    </style:style>
    <style:style style:name="P105" style:family="paragraph" style:parent-style-name="Standard">
      <style:text-properties officeooo:rsid="041f27d9" officeooo:paragraph-rsid="041f27d9"/>
    </style:style>
    <style:style style:name="P106" style:family="paragraph" style:parent-style-name="Standard">
      <style:text-properties officeooo:rsid="041f27d9" officeooo:paragraph-rsid="040a8e61"/>
    </style:style>
    <style:style style:name="P107" style:family="paragraph" style:parent-style-name="Standard">
      <style:text-properties officeooo:rsid="04291710" officeooo:paragraph-rsid="04291710"/>
    </style:style>
    <style:style style:name="P108" style:family="paragraph" style:parent-style-name="Standard">
      <style:text-properties officeooo:rsid="0434c236" officeooo:paragraph-rsid="0434c236"/>
    </style:style>
    <style:style style:name="P109" style:family="paragraph" style:parent-style-name="Standard">
      <style:text-properties officeooo:rsid="0437373d" officeooo:paragraph-rsid="0437373d"/>
    </style:style>
    <style:style style:name="P110" style:family="paragraph" style:parent-style-name="Standard">
      <style:text-properties officeooo:rsid="043f5928" officeooo:paragraph-rsid="0441b60a"/>
    </style:style>
    <style:style style:name="P111" style:family="paragraph" style:parent-style-name="Standard">
      <style:text-properties officeooo:rsid="043fa1c9" officeooo:paragraph-rsid="0441b60a"/>
    </style:style>
    <style:style style:name="P112" style:family="paragraph" style:parent-style-name="Standard">
      <style:text-properties officeooo:rsid="04443264" officeooo:paragraph-rsid="04443264"/>
    </style:style>
    <style:style style:name="P113" style:family="paragraph" style:parent-style-name="Standard">
      <style:text-properties officeooo:rsid="04523017" officeooo:paragraph-rsid="04523017"/>
    </style:style>
    <style:style style:name="P114" style:family="paragraph" style:parent-style-name="Standard">
      <style:text-properties officeooo:rsid="0454af77" officeooo:paragraph-rsid="0454af77"/>
    </style:style>
    <style:style style:name="P115" style:family="paragraph" style:parent-style-name="Standard">
      <style:text-properties officeooo:rsid="045df68a" officeooo:paragraph-rsid="045df68a"/>
    </style:style>
    <style:style style:name="P116" style:family="paragraph" style:parent-style-name="Standard">
      <style:text-properties officeooo:rsid="045df68a" officeooo:paragraph-rsid="0099c205"/>
    </style:style>
    <style:style style:name="P117" style:family="paragraph" style:parent-style-name="Standard">
      <style:text-properties officeooo:rsid="045f2a21" officeooo:paragraph-rsid="045f2a21"/>
    </style:style>
    <style:style style:name="P118" style:family="paragraph" style:parent-style-name="Standard">
      <style:text-properties officeooo:rsid="04763951" officeooo:paragraph-rsid="04763951"/>
    </style:style>
    <style:style style:name="P119" style:family="paragraph" style:parent-style-name="Standard">
      <style:text-properties officeooo:rsid="047a3a56" officeooo:paragraph-rsid="047a3a56"/>
    </style:style>
    <style:style style:name="P120" style:family="paragraph" style:parent-style-name="Standard">
      <style:text-properties officeooo:rsid="0495ee0f" officeooo:paragraph-rsid="0495ee0f"/>
    </style:style>
    <style:style style:name="P121" style:family="paragraph" style:parent-style-name="Standard">
      <style:text-properties officeooo:rsid="0004b50c" officeooo:paragraph-rsid="0000ccef"/>
    </style:style>
    <style:style style:name="T1" style:family="text">
      <style:text-properties officeooo:rsid="008ecfaa"/>
    </style:style>
    <style:style style:name="T2" style:family="text">
      <style:text-properties officeooo:rsid="00a1d65d"/>
    </style:style>
    <style:style style:name="T3" style:family="text">
      <style:text-properties officeooo:rsid="00c99595"/>
    </style:style>
    <style:style style:name="T4" style:family="text">
      <style:text-properties officeooo:rsid="00cc705f"/>
    </style:style>
    <style:style style:name="T5" style:family="text">
      <style:text-properties officeooo:rsid="0099c205"/>
    </style:style>
    <style:style style:name="T6" style:family="text">
      <style:text-properties officeooo:rsid="00ddf7bf"/>
    </style:style>
    <style:style style:name="T7" style:family="text">
      <style:text-properties officeooo:rsid="00ece495"/>
    </style:style>
    <style:style style:name="T8" style:family="text">
      <style:text-properties officeooo:rsid="00edddda"/>
    </style:style>
    <style:style style:name="T9" style:family="text">
      <style:text-properties officeooo:rsid="00ef06b7"/>
    </style:style>
    <style:style style:name="T10" style:family="text">
      <style:text-properties officeooo:rsid="00f9cc10"/>
    </style:style>
    <style:style style:name="T11" style:family="text">
      <style:text-properties officeooo:rsid="0101809f"/>
    </style:style>
    <style:style style:name="T12" style:family="text">
      <style:text-properties officeooo:rsid="010ec201"/>
    </style:style>
    <style:style style:name="T13" style:family="text">
      <style:text-properties officeooo:rsid="0110c943"/>
    </style:style>
    <style:style style:name="T14" style:family="text">
      <style:text-properties officeooo:rsid="01217ed4"/>
    </style:style>
    <style:style style:name="T15" style:family="text">
      <style:text-properties officeooo:rsid="0090e424"/>
    </style:style>
    <style:style style:name="T16" style:family="text">
      <style:text-properties officeooo:rsid="0132fdde"/>
    </style:style>
    <style:style style:name="T17" style:family="text">
      <style:text-properties officeooo:rsid="01368ee3"/>
    </style:style>
    <style:style style:name="T18" style:family="text">
      <style:text-properties officeooo:rsid="013ba11a"/>
    </style:style>
    <style:style style:name="T19" style:family="text">
      <style:text-properties officeooo:rsid="01460e03"/>
    </style:style>
    <style:style style:name="T20" style:family="text">
      <style:text-properties officeooo:rsid="014cc27c"/>
    </style:style>
    <style:style style:name="T21" style:family="text">
      <style:text-properties officeooo:rsid="019f9607"/>
    </style:style>
    <style:style style:name="T22" style:family="text">
      <style:text-properties officeooo:rsid="01a162ba"/>
    </style:style>
    <style:style style:name="T23" style:family="text">
      <style:text-properties officeooo:rsid="01af6211"/>
    </style:style>
    <style:style style:name="T24" style:family="text">
      <style:text-properties officeooo:rsid="01af7713"/>
    </style:style>
    <style:style style:name="T25" style:family="text">
      <style:text-properties officeooo:rsid="01c3e2de"/>
    </style:style>
    <style:style style:name="T26" style:family="text">
      <style:text-properties officeooo:rsid="01f1cadd"/>
    </style:style>
    <style:style style:name="T27" style:family="text">
      <style:text-properties officeooo:rsid="01fec0a7"/>
    </style:style>
    <style:style style:name="T28" style:family="text">
      <style:text-properties officeooo:rsid="02203669"/>
    </style:style>
    <style:style style:name="T29" style:family="text">
      <style:text-properties officeooo:rsid="0223334b"/>
    </style:style>
    <style:style style:name="T30" style:family="text">
      <style:text-properties officeooo:rsid="02251ab9"/>
    </style:style>
    <style:style style:name="T31" style:family="text">
      <style:text-properties officeooo:rsid="02395cbb"/>
    </style:style>
    <style:style style:name="T32" style:family="text">
      <style:text-properties officeooo:rsid="023a6faf"/>
    </style:style>
    <style:style style:name="T33" style:family="text">
      <style:text-properties officeooo:rsid="023f5c1d"/>
    </style:style>
    <style:style style:name="T34" style:family="text">
      <style:text-properties officeooo:rsid="0241f1a1"/>
    </style:style>
    <style:style style:name="T35" style:family="text">
      <style:text-properties officeooo:rsid="024aab1c"/>
    </style:style>
    <style:style style:name="T36" style:family="text">
      <style:text-properties officeooo:rsid="024f9873"/>
    </style:style>
    <style:style style:name="T37" style:family="text">
      <style:text-properties officeooo:rsid="02511f6c"/>
    </style:style>
    <style:style style:name="T38" style:family="text">
      <style:text-properties officeooo:rsid="02554333"/>
    </style:style>
    <style:style style:name="T39" style:family="text">
      <style:text-properties officeooo:rsid="02690807"/>
    </style:style>
    <style:style style:name="T40" style:family="text">
      <style:text-properties officeooo:rsid="026a6c21"/>
    </style:style>
    <style:style style:name="T41" style:family="text">
      <style:text-properties officeooo:rsid="026c89c1"/>
    </style:style>
    <style:style style:name="T42" style:family="text">
      <style:text-properties officeooo:rsid="02735d36"/>
    </style:style>
    <style:style style:name="T43" style:family="text">
      <style:text-properties officeooo:rsid="027f312e"/>
    </style:style>
    <style:style style:name="T44" style:family="text">
      <style:text-properties officeooo:rsid="02811705"/>
    </style:style>
    <style:style style:name="T45" style:family="text">
      <style:text-properties officeooo:rsid="0283ddea"/>
    </style:style>
    <style:style style:name="T46" style:family="text">
      <style:text-properties officeooo:rsid="02843e5e"/>
    </style:style>
    <style:style style:name="T47" style:family="text">
      <style:text-properties officeooo:rsid="028601cb"/>
    </style:style>
    <style:style style:name="T48" style:family="text">
      <style:text-properties officeooo:rsid="02883d31"/>
    </style:style>
    <style:style style:name="T49" style:family="text">
      <style:text-properties officeooo:rsid="028d38d7"/>
    </style:style>
    <style:style style:name="T50" style:family="text">
      <style:text-properties officeooo:rsid="028f3cff"/>
    </style:style>
    <style:style style:name="T51" style:family="text">
      <style:text-properties officeooo:rsid="028f9135"/>
    </style:style>
    <style:style style:name="T52" style:family="text">
      <style:text-properties officeooo:rsid="02941f56"/>
    </style:style>
    <style:style style:name="T53" style:family="text">
      <style:text-properties officeooo:rsid="029c205e"/>
    </style:style>
    <style:style style:name="T54" style:family="text">
      <style:text-properties officeooo:rsid="02a09d08"/>
    </style:style>
    <style:style style:name="T55" style:family="text">
      <style:text-properties officeooo:rsid="02a47a13"/>
    </style:style>
    <style:style style:name="T56" style:family="text">
      <style:text-properties officeooo:rsid="02a4f4af"/>
    </style:style>
    <style:style style:name="T57" style:family="text">
      <style:text-properties officeooo:rsid="02a7296a"/>
    </style:style>
    <style:style style:name="T58" style:family="text">
      <style:text-properties officeooo:rsid="02a8162f"/>
    </style:style>
    <style:style style:name="T59" style:family="text">
      <style:text-properties officeooo:rsid="02a9a652"/>
    </style:style>
    <style:style style:name="T60" style:family="text">
      <style:text-properties officeooo:rsid="02b37b6d"/>
    </style:style>
    <style:style style:name="T61" style:family="text">
      <style:text-properties officeooo:rsid="02b7abbf"/>
    </style:style>
    <style:style style:name="T62" style:family="text">
      <style:text-properties officeooo:rsid="02be3d67"/>
    </style:style>
    <style:style style:name="T63" style:family="text">
      <style:text-properties officeooo:rsid="02be5807"/>
    </style:style>
    <style:style style:name="T64" style:family="text">
      <style:text-properties officeooo:rsid="02bf8b05"/>
    </style:style>
    <style:style style:name="T65" style:family="text">
      <style:text-properties officeooo:rsid="02c17546"/>
    </style:style>
    <style:style style:name="T66" style:family="text">
      <style:text-properties officeooo:rsid="02c1da32"/>
    </style:style>
    <style:style style:name="T67" style:family="text">
      <style:text-properties officeooo:rsid="02c3f838"/>
    </style:style>
    <style:style style:name="T68" style:family="text">
      <style:text-properties officeooo:rsid="02c806f5"/>
    </style:style>
    <style:style style:name="T69" style:family="text">
      <style:text-properties officeooo:rsid="02ca600d"/>
    </style:style>
    <style:style style:name="T70" style:family="text">
      <style:text-properties officeooo:rsid="02d19ecd"/>
    </style:style>
    <style:style style:name="T71" style:family="text">
      <style:text-properties officeooo:rsid="020cb5c4"/>
    </style:style>
    <style:style style:name="T72" style:family="text">
      <style:text-properties officeooo:rsid="02d73520"/>
    </style:style>
    <style:style style:name="T73" style:family="text">
      <style:text-properties officeooo:rsid="03031de4"/>
    </style:style>
    <style:style style:name="T74" style:family="text">
      <style:text-properties officeooo:rsid="03051ec4"/>
    </style:style>
    <style:style style:name="T75" style:family="text">
      <style:text-properties officeooo:rsid="03092f33"/>
    </style:style>
    <style:style style:name="T76" style:family="text">
      <style:text-properties officeooo:rsid="030ae428"/>
    </style:style>
    <style:style style:name="T77" style:family="text">
      <style:text-properties officeooo:rsid="031ee4b7"/>
    </style:style>
    <style:style style:name="T78" style:family="text">
      <style:text-properties officeooo:rsid="031f63a8"/>
    </style:style>
    <style:style style:name="T79" style:family="text">
      <style:text-properties officeooo:rsid="031f8896"/>
    </style:style>
    <style:style style:name="T80" style:family="text">
      <style:text-properties officeooo:rsid="03210158"/>
    </style:style>
    <style:style style:name="T81" style:family="text">
      <style:text-properties officeooo:rsid="03299154"/>
    </style:style>
    <style:style style:name="T82" style:family="text">
      <style:text-properties officeooo:rsid="032cae4a"/>
    </style:style>
    <style:style style:name="T83" style:family="text">
      <style:text-properties officeooo:rsid="032e76b3"/>
    </style:style>
    <style:style style:name="T84" style:family="text">
      <style:text-properties officeooo:rsid="032f4076"/>
    </style:style>
    <style:style style:name="T85" style:family="text">
      <style:text-properties officeooo:rsid="0330041b"/>
    </style:style>
    <style:style style:name="T86" style:family="text">
      <style:text-properties officeooo:rsid="033cd702"/>
    </style:style>
    <style:style style:name="T87" style:family="text">
      <style:text-properties officeooo:rsid="033ffd11"/>
    </style:style>
    <style:style style:name="T88" style:family="text">
      <style:text-properties officeooo:rsid="03416925"/>
    </style:style>
    <style:style style:name="T89" style:family="text">
      <style:text-properties officeooo:rsid="034321e9"/>
    </style:style>
    <style:style style:name="T90" style:family="text">
      <style:text-properties officeooo:rsid="0344a718"/>
    </style:style>
    <style:style style:name="T91" style:family="text">
      <style:text-properties officeooo:rsid="0345c277"/>
    </style:style>
    <style:style style:name="T92" style:family="text">
      <style:text-properties officeooo:rsid="0310fcd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officeooo:rsid="035c3eca"/>
    </style:style>
    <style:style style:name="T95" style:family="text">
      <style:text-properties officeooo:rsid="035fed56"/>
    </style:style>
    <style:style style:name="T96" style:family="text">
      <style:text-properties officeooo:rsid="0360a777"/>
    </style:style>
    <style:style style:name="T97" style:family="text">
      <style:text-properties officeooo:rsid="03641055"/>
    </style:style>
    <style:style style:name="T98" style:family="text">
      <style:text-properties officeooo:rsid="03651a98"/>
    </style:style>
    <style:style style:name="T99" style:family="text">
      <style:text-properties officeooo:rsid="036b6cd2"/>
    </style:style>
    <style:style style:name="T100" style:family="text">
      <style:text-properties officeooo:rsid="038e9e57"/>
    </style:style>
    <style:style style:name="T101" style:family="text">
      <style:text-properties officeooo:rsid="038fbcae"/>
    </style:style>
    <style:style style:name="T102" style:family="text">
      <style:text-properties officeooo:rsid="03a87c0c"/>
    </style:style>
    <style:style style:name="T103" style:family="text">
      <style:text-properties officeooo:rsid="03a9be95"/>
    </style:style>
    <style:style style:name="T104" style:family="text">
      <style:text-properties officeooo:rsid="03aa3201"/>
    </style:style>
    <style:style style:name="T105" style:family="text">
      <style:text-properties officeooo:rsid="03abe78e"/>
    </style:style>
    <style:style style:name="T106" style:family="text">
      <style:text-properties officeooo:rsid="03b0d807"/>
    </style:style>
    <style:style style:name="T107" style:family="text">
      <style:text-properties officeooo:rsid="03b5fe19"/>
    </style:style>
    <style:style style:name="T108" style:family="text">
      <style:text-properties officeooo:rsid="03b8c63a"/>
    </style:style>
    <style:style style:name="T109" style:family="text">
      <style:text-properties officeooo:rsid="03bc6102"/>
    </style:style>
    <style:style style:name="T110" style:family="text">
      <style:text-properties officeooo:rsid="03c006df"/>
    </style:style>
    <style:style style:name="T111" style:family="text">
      <style:text-properties officeooo:rsid="03c98fa5"/>
    </style:style>
    <style:style style:name="T112" style:family="text">
      <style:text-properties officeooo:rsid="03cc3386"/>
    </style:style>
    <style:style style:name="T113" style:family="text">
      <style:text-properties officeooo:rsid="03cefb16"/>
    </style:style>
    <style:style style:name="T114" style:family="text">
      <style:text-properties officeooo:rsid="03d6d42c"/>
    </style:style>
    <style:style style:name="T115" style:family="text">
      <style:text-properties officeooo:rsid="03d85ad4"/>
    </style:style>
    <style:style style:name="T116" style:family="text">
      <style:text-properties officeooo:rsid="03dc96b4"/>
    </style:style>
    <style:style style:name="T117" style:family="text">
      <style:text-properties officeooo:rsid="03de8a93"/>
    </style:style>
    <style:style style:name="T118" style:family="text">
      <style:text-properties officeooo:rsid="03e1ce2c"/>
    </style:style>
    <style:style style:name="T119" style:family="text">
      <style:text-properties officeooo:rsid="03e58ad5"/>
    </style:style>
    <style:style style:name="T120" style:family="text">
      <style:text-properties officeooo:rsid="03e67f53"/>
    </style:style>
    <style:style style:name="T121" style:family="text">
      <style:text-properties officeooo:rsid="03e84c7f"/>
    </style:style>
    <style:style style:name="T122" style:family="text">
      <style:text-properties officeooo:rsid="03f3a9b0"/>
    </style:style>
    <style:style style:name="T123" style:family="text">
      <style:text-properties officeooo:rsid="03f8ea2d"/>
    </style:style>
    <style:style style:name="T124" style:family="text">
      <style:text-properties officeooo:rsid="040badc2"/>
    </style:style>
    <style:style style:name="T125" style:family="text">
      <style:text-properties officeooo:rsid="040cfaf4"/>
    </style:style>
    <style:style style:name="T126" style:family="text">
      <style:text-properties officeooo:rsid="040d7905"/>
    </style:style>
    <style:style style:name="T127" style:family="text">
      <style:text-properties officeooo:rsid="0411c0d3"/>
    </style:style>
    <style:style style:name="T128" style:family="text">
      <style:text-properties officeooo:rsid="041a2abf"/>
    </style:style>
    <style:style style:name="T129" style:family="text">
      <style:text-properties officeooo:rsid="042173f3"/>
    </style:style>
    <style:style style:name="T130" style:family="text">
      <style:text-properties officeooo:rsid="04291710"/>
    </style:style>
    <style:style style:name="T131" style:family="text">
      <style:text-properties officeooo:rsid="042bd156"/>
    </style:style>
    <style:style style:name="T132" style:family="text">
      <style:text-properties officeooo:rsid="042e21b9"/>
    </style:style>
    <style:style style:name="T133" style:family="text">
      <style:text-properties officeooo:rsid="04306e80"/>
    </style:style>
    <style:style style:name="T134" style:family="text">
      <style:text-properties officeooo:rsid="0432054d"/>
    </style:style>
    <style:style style:name="T135" style:family="text">
      <style:text-properties officeooo:rsid="0434c236"/>
    </style:style>
    <style:style style:name="T136" style:family="text">
      <style:text-properties officeooo:rsid="04443264"/>
    </style:style>
    <style:style style:name="T137" style:family="text">
      <style:text-properties officeooo:rsid="0444cbf6"/>
    </style:style>
    <style:style style:name="T138" style:family="text">
      <style:text-properties officeooo:rsid="04523017"/>
    </style:style>
    <style:style style:name="T139" style:family="text">
      <style:text-properties officeooo:rsid="045f2a21"/>
    </style:style>
    <style:style style:name="T140" style:family="text">
      <style:text-properties officeooo:rsid="04619fe0"/>
    </style:style>
    <style:style style:name="T141" style:family="text">
      <style:text-properties officeooo:rsid="046ba69d"/>
    </style:style>
    <style:style style:name="T142" style:family="text">
      <style:text-properties officeooo:rsid="0474928c"/>
    </style:style>
    <style:style style:name="T143" style:family="text">
      <style:text-properties officeooo:rsid="0479a00c"/>
    </style:style>
    <style:style style:name="T144" style:family="text">
      <style:text-properties officeooo:rsid="047a3a56"/>
    </style:style>
    <style:style style:name="T145" style:family="text">
      <style:text-properties officeooo:rsid="04895ecc"/>
    </style:style>
    <style:style style:name="T146" style:family="text">
      <style:text-properties officeooo:rsid="04a6fc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ÈME POUR <text:span text:style-name="T1">YASMINE</text:span></text:p>
      <text:p text:style-name="P121"/>
      <text:p text:style-name="P5">Si facile d’aimer, si dur de n’aimer plus :</text:p>
      <text:p text:style-name="P2">Qui vient vider la chambre où le cœur est reclus</text:p>
      <text:p text:style-name="P2">Des parfums enchâssés, des goûts, des sens, des traces,</text:p>
      <text:p text:style-name="P2">Des souvenirs présents et des objets vivaces ?</text:p>
      <text:p text:style-name="P2"/>
      <text:p text:style-name="P50">Nul ne peut effacer, après avoir marqué</text:p>
      <text:p text:style-name="P50">Au fer rouge, un mot dit et plus tard révoqué :</text:p>
      <text:p text:style-name="P58">Nulle force, <text:span text:style-name="T42">nul dieu,</text:span> tant le passé m’habite,</text:p>
      <text:p text:style-name="P58">Ne peut faire sortir mon cœur de son orbite.</text:p>
      <text:p text:style-name="P2"/>
      <text:p text:style-name="P57">Je suis un homme entier, au cœur tendre et châtié ;</text:p>
      <text:p text:style-name="P57">Je ne sais ni mentir, ni aimer à moitié :</text:p>
      <text:p text:style-name="P57">Quand j’aime je ne sais comment tourner la page,</text:p>
      <text:p text:style-name="P57"><text:span text:style-name="T41">Ni,</text:span><text:span text:style-name="T40"> quand il faut partir, </text:span><text:span text:style-name="T41">comment</text:span><text:span text:style-name="T39"> plier bagage.</text:span></text:p>
      <text:p text:style-name="P2"/>
      <text:p text:style-name="P59">Je vois devant mes yeux un film se défiler ;</text:p>
      <text:p text:style-name="P59">Spectateur impuissant, je vois tout s’effiler :</text:p>
      <text:p text:style-name="P56">Je vois mon désarroi nargué par la vitesse</text:p>
      <text:p text:style-name="P56">Du temps qui passe, court, file et tout seul me laisse.</text:p>
      <text:p text:style-name="P2"/>
      <text:p text:style-name="P10"><text:span text:style-name="T31">Q</text:span><text:span text:style-name="T28">ue ce monde est changeant, </text:span><text:span text:style-name="T31">qu’il est impermanent ;</text:span></text:p>
      <text:p text:style-name="P51">Que le <text:span text:style-name="T32">calme</text:span> trahit et que le sermon ment.</text:p>
      <text:p text:style-name="P52"><text:span text:style-name="T29">Il change qu’il surprend : </text:span><text:span text:style-name="T34">i</text:span><text:span text:style-name="T30">l donne et prend, redonne</text:span></text:p>
      <text:p text:style-name="P48">Et reprend, <text:span text:style-name="T35">il t’adopte et enfin</text:span><text:span text:style-name="T34"> </text:span><text:span text:style-name="T35">t’</text:span><text:span text:style-name="T34">abandonne.</text:span></text:p>
      <text:p text:style-name="P48"/>
      <text:p text:style-name="P49"><text:span text:style-name="T36">Il arrache et fait don,</text:span> reprend <text:span text:style-name="T33">après donner,</text:span></text:p>
      <text:p text:style-name="P54">Donne à sa guise et prend en faisant ordonner</text:p>
      <text:p text:style-name="P55">Que toujours ses sujets s’enferment dans son coffre</text:p>
      <text:p text:style-name="P53"><text:span text:style-name="T37">Et restent satisfaits</text:span><text:span text:style-name="T30"> </text:span><text:span text:style-name="T37">de ce peu qu’il leur offre.</text:span></text:p>
      <text:p text:style-name="P2"/>
      <text:p text:style-name="P2"><text:span text:style-name="T47">Mon âme n’est pas faite à céder aux violents</text:span> </text:p>
      <text:p text:style-name="P60">Qui veulent, comme ça, ces fous, ces insolents,</text:p>
      <text:p text:style-name="P2"><text:span text:style-name="T46">Sans avertissement,</text:span> <text:span text:style-name="T46">sans avis, sans </text:span>prélude,</text:p>
      <text:p text:style-name="P11"><text:span text:style-name="T46">L</text:span><text:span text:style-name="T52">a</text:span><text:span text:style-name="T46"> faire renoncer</text:span> <text:span text:style-name="T45">à sa vieille </text:span><text:span text:style-name="T38">habitude.</text:span></text:p>
      <text:p text:style-name="P2"/>
      <text:p text:style-name="P47">Comment peut-on laisser un cœur clair s’imprégner</text:p>
      <text:p text:style-name="P47">D’amour jusqu’à la moelle et ensuite espérer</text:p>
      <text:p text:style-name="P47">Qu’il sache par lui même obéir sur demande</text:p>
      <text:p text:style-name="P47">Et qu’il change au signal d’une télécommande ?</text:p>
      <text:p text:style-name="P2"/>
      <text:p text:style-name="P12"><text:span text:style-name="T48">Perte totale </text:span>– <text:span text:style-name="T48">oh Dieu </text:span>–<text:span text:style-name="T48"> j’ai perdu, tout</text:span> <text:span text:style-name="T44">perdu !</text:span></text:p>
      <text:p text:style-name="P9">P<text:span text:style-name="T50">arti l’objet perdu</text:span> <text:span text:style-name="T50">dont j’étais éperdu :</text:span></text:p>
      <text:p text:style-name="P61">Mon esprit est désert et mon âme est déserte,</text:p>
      <text:p text:style-name="P9"><text:span text:style-name="T49">Seuls mes yeux sont restés</text:span> <text:span text:style-name="T49">pour regretter </text:span><text:span text:style-name="T51">ma </text:span><text:span text:style-name="T43">perte.</text:span></text:p>
      <text:p text:style-name="P9"/>
      <text:p text:style-name="P2">Je n’aurai plus besoin – à mon plus grand regret –</text:p>
      <text:p text:style-name="P2">Ni de <text:span text:style-name="T3">comploter pour</text:span> <text:span text:style-name="T10">nous</text:span> voir dans le secret,</text:p>
      <text:p text:style-name="P2"><text:soft-page-break/>Ni, pour <text:span text:style-name="T19">te retrouver</text:span>, de traverser la terre,</text:p>
      <text:p text:style-name="P3">Ni de feindre la foi pour séduire ta mère.</text:p>
      <text:p text:style-name="P3"/>
      <text:p text:style-name="P24">Tu ne pourras plus, belle, enlacer mon chemin,</text:p>
      <text:p text:style-name="P24">Ni découvrir Paris en me tenant la main.</text:p>
      <text:p text:style-name="P24">Moi, je ne pourrai plus t’embrasser ma très chère</text:p>
      <text:p text:style-name="P25">Et je ne viendrai pas te voir en Angleterre.</text:p>
      <text:p text:style-name="P25"/>
      <text:p text:style-name="P13">Mon vingt-mètres parisien ne connaîtra pas</text:p>
      <text:p text:style-name="P13">L’odeur de ta présence et le bruit de tes pas.</text:p>
      <text:p text:style-name="P13">Pont Neuf ne sera pas témoin de notre idylle</text:p>
      <text:p text:style-name="P13">Et l’eau sous Mirabeau ne sera plus utile.</text:p>
      <text:p text:style-name="P13"/>
      <text:p text:style-name="P19">La Seine sous l’Alma coule avec vanité :</text:p>
      <text:p text:style-name="P19">Face à moi le néant de la banalité</text:p>
      <text:p text:style-name="P19">À regarder sans toi, j’en deviens une épave,</text:p>
      <text:p text:style-name="P19">Le fleuve parisien noyer les pieds du Zouave.</text:p>
      <text:p text:style-name="P19"/>
      <text:p text:style-name="P19">Tous les ponts de Paris croulent devant mes yeux</text:p>
      <text:p text:style-name="P19">Ils croulent et je croule, et je coule avec eux.</text:p>
      <text:p text:style-name="P31">L’homme est frêle et fragile : une feuille d’érable</text:p>
      <text:p text:style-name="P32">Sur la Seine <text:span text:style-name="T15">–</text:span> et la mer pour dernier <text:span text:style-name="T20">réceptacle.</text:span></text:p>
      <text:p text:style-name="P20"/>
      <text:p text:style-name="P21">Au centre Pompidou, nous <text:span text:style-name="T2">n’irons pas demain</text:span></text:p>
      <text:p text:style-name="P22">Pour rire et nous moquer de l’art contemporain.</text:p>
      <text:p text:style-name="P35">Il y a là un <text:span text:style-name="T21">objet : sorte de </text:span><text:span text:style-name="T22">vieux </text:span><text:span text:style-name="T21">potage</text:span></text:p>
      <text:p text:style-name="P38">Qu’on court vite oublier au tout dernier étage.</text:p>
      <text:p text:style-name="P22"/>
      <text:p text:style-name="P36"><text:span text:style-name="T24">Images et</text:span> tableaux, <text:span text:style-name="T24">plein de </text:span>créations ;</text:p>
      <text:p text:style-name="P37">Cent mille arts et autant <text:span text:style-name="T23">d’hallucinations :</text:span></text:p>
      <text:p text:style-name="P22">Repense à ce chef-d'œuvre aux écouteurs filaires</text:p>
      <text:p text:style-name="P22">Pêle-mêle emmêlés sur fond de sons stellaires.</text:p>
      <text:p text:style-name="P22"/>
      <text:p text:style-name="P23">Souviens-toi, tu voulais venir et rajouter</text:p>
      <text:p text:style-name="P23">Tes écouteurs à toi, pour bien la compléter.</text:p>
      <text:p text:style-name="P23">Même sans moi, fais, fais : elle en sera sauvée</text:p>
      <text:p text:style-name="P23">Quand tu compléteras cette œuvre inachevée.</text:p>
      <text:p text:style-name="P13"/>
      <text:p text:style-name="P64">Boulevard Saint-Michel jusqu’au Lion de Belfort,</text:p>
      <text:p text:style-name="P65">Nous ne marcherons pas voir le lion qui ne dort</text:p>
      <text:p text:style-name="P65">Jamai<text:span text:style-name="T55">s : objet altier entre les créatures</text:span></text:p>
      <text:p text:style-name="P65"><text:span text:style-name="T55">Mais morose et maussade</text:span> <text:span text:style-name="T55">à voir trop de voitures.</text:span></text:p>
      <text:p text:style-name="P15"/>
      <text:p text:style-name="P14"><text:span text:style-name="T57">Nous n’irons pas, ma chère,</text:span> <text:span text:style-name="T57">à </text:span>Denfert-Rochereau :</text:p>
      <text:p text:style-name="P14"><text:span text:style-name="T58">Vide sera Denfert, seul </text:span><text:span text:style-name="T146">est</text:span><text:span text:style-name="T58"> le </text:span>tourtereau.</text:p>
      <text:p text:style-name="P62"><text:span text:style-name="T54">Nous n’irons </text:span><text:span text:style-name="T59">ni nourrir</text:span><text:span text:style-name="T54"> au square </text:span>les colombes,</text:p>
      <text:p text:style-name="P62"><text:span text:style-name="T56">Ni approcher la </text:span><text:span text:style-name="T86">M</text:span><text:span text:style-name="T56">ort</text:span><text:span text:style-name="T53"> </text:span><text:span text:style-name="T56">a</text:span><text:span text:style-name="T53">u fond des </text:span>Catacombes.</text:p>
      <text:p text:style-name="P62"/>
      <text:p text:style-name="P66">Les crânes parisien<text:span text:style-name="T60">s resteront seuls, sans nous :</text:span></text:p>
      <text:p text:style-name="P67"><text:soft-page-break/>Ces admirables os posés sur des cailloux,</text:p>
      <text:p text:style-name="P68"><text:span text:style-name="T67">A</text:span>grément<text:span text:style-name="T67">és</text:span> de vers <text:span text:style-name="T15">–</text:span> parfois réduits en miettes ;</text:p>
      <text:p text:style-name="P66"><text:span text:style-name="T65">Qui me regardera regarder</text:span> c<text:span text:style-name="T65">es</text:span><text:span text:style-name="T61"> squelettes ?</text:span></text:p>
      <text:p text:style-name="P62"/>
      <text:p text:style-name="P63"><text:span text:style-name="T63">La </text:span>fontaine Carpeaux <text:span text:style-name="T66">ne sait rendre vivant ;</text:span></text:p>
      <text:p text:style-name="P69">La <text:span text:style-name="T81">M</text:span>ort fauche et prend <text:span text:style-name="T68">tout</text:span>, prend et passe au suivant.</text:p>
      <text:p text:style-name="P63"><text:span text:style-name="T69">Le joli monument</text:span><text:span text:style-name="T62"> </text:span><text:span text:style-name="T64">nous montre notre monde :</text:span></text:p>
      <text:p text:style-name="P70">Prison sur pieds boiteux que l’injustice inonde.</text:p>
      <text:p text:style-name="P62"/>
      <text:p text:style-name="P40">Les fleurs du Luxembourg devront, sans nous, fleurir</text:p>
      <text:p text:style-name="P41">Alors que notre absence astreint tout à mourir ;</text:p>
      <text:p text:style-name="P41">La prochaine saison, le jardin sera fade</text:p>
      <text:p text:style-name="P41">Et, à ne pas nous voir, demeurera malade.</text:p>
      <text:p text:style-name="P41"/>
      <text:p text:style-name="P41"><text:span text:style-name="T27">Le monde est dépeuplé,</text:span> f<text:span text:style-name="T27">antôme est </text:span><text:span text:style-name="T26">Vaugirard ;</text:span></text:p>
      <text:p text:style-name="P43">L<text:span text:style-name="T70">a nuit sombre en plein </text:span><text:span text:style-name="T72">jour </text:span><text:span text:style-name="T71">prolonge le brouillard ;</text:span></text:p>
      <text:p text:style-name="P44"><text:span text:style-name="T91">La noirceur</text:span><text:span text:style-name="T89"> voile tout</text:span><text:span text:style-name="T91"> </text:span><text:span text:style-name="T87">dans mon âme confuse,</text:span></text:p>
      <text:p text:style-name="P76"><text:span text:style-name="T90">Et d</text:span><text:span text:style-name="T88">ans mon cœur contrit </text:span>où<text:span text:style-name="T91"> l</text:span>’obscurité fuse.</text:p>
      <text:p text:style-name="P41"/>
      <text:p text:style-name="P73">Le pavé de Férou nous attendra longtemps :</text:p>
      <text:p text:style-name="P73">Les volets sont amers, les balcons mécontents</text:p>
      <text:p text:style-name="P73">De ne pas voir venir <text:span text:style-name="T80">nos deux êtres</text:span> qui s’aiment,</text:p>
      <text:p text:style-name="P73"><text:span text:style-name="T78">Ensemble </text:span><text:span text:style-name="T79">joints, s’asseoir</text:span> <text:span text:style-name="T77">et lire</text:span> le poème.</text:p>
      <text:p text:style-name="P42"/>
      <text:p text:style-name="P42"><text:span text:style-name="T85">Nous ne serons pas, chère, adossés,</text:span> <text:span text:style-name="T82">face au mur,</text:span></text:p>
      <text:p text:style-name="P75">Transis devant la fresque <text:span text:style-name="T82">où le texte d’Arthur</text:span></text:p>
      <text:p text:style-name="P74">Rimbaud <text:span text:style-name="T84">dit et dit tout,</text:span> s<text:span text:style-name="T84">e révèle et </text:span><text:span text:style-name="T83">se livre ;</text:span></text:p>
      <text:p text:style-name="P74"><text:span text:style-name="T83">L’Amérique c’est toi :</text:span> <text:span text:style-name="T83">je suis le Bateau Ivre.</text:span></text:p>
      <text:p text:style-name="P41"/>
      <text:p text:style-name="P77">Nous n’irons pas, ma chère, admirer le voilier </text:p>
      <text:p text:style-name="P45"><text:span text:style-name="T94">De la maison</text:span><text:span text:style-name="T92"> Vuitton ; </text:span><text:span text:style-name="T96">voir le flot régulier</text:span></text:p>
      <text:p text:style-name="P82">Venir jusqu’à nos pieds, <text:span text:style-name="T99">sans nous toucher nous faire</text:span></text:p>
      <text:p text:style-name="P81"><text:span text:style-name="T95">Flotter sur </text:span><text:span text:style-name="T96">le</text:span><text:span text:style-name="T95"> bassin </text:span><text:span text:style-name="T99">jusqu’à nous satisfaire.</text:span></text:p>
      <text:p text:style-name="P41"/>
      <text:p text:style-name="P41">M<text:span text:style-name="T74">oqueurs, nous n’irons pas</text:span> <text:span text:style-name="T74">dans ces lieux fourmillants</text:span></text:p>
      <text:p text:style-name="P72">De gens, moquer, choquer un à un <text:span text:style-name="T97">les</text:span> croyants ;</text:p>
      <text:p text:style-name="P72">Et ne <text:span text:style-name="T75">sera</text:span> jamais <text:span text:style-name="T98">par</text:span><text:span text:style-name="T73"> nos mots offusquée</text:span></text:p>
      <text:p text:style-name="P71">L’église Saint-Sulpice <text:span text:style-name="T76">ou</text:span> la <text:span text:style-name="T74">G</text:span>rande <text:span text:style-name="T74">M</text:span>osquée.</text:p>
      <text:p text:style-name="P46"/>
      <text:p text:style-name="P78">Rappelle-toi du film et entends mon soupir,</text:p>
      <text:p text:style-name="P78"><text:span text:style-name="T93">Midnight in Paris</text:span>, chère, en as-tu souvenir ?</text:p>
      <text:p text:style-name="P79">Nous nous sommes promis de faire cette ville</text:p>
      <text:p text:style-name="P79">À deux, mais aujourd’hui mon espoir est fragile.</text:p>
      <text:p text:style-name="P80"/>
      <text:p text:style-name="P33">Nous ne pourrons jamais ma petite souris</text:p>
      <text:p text:style-name="P34"><text:span text:style-name="T25">Dresser</text:span> le palmarès des croissants de Paris.</text:p>
      <text:p text:style-name="P34">Et ce Paris-Brest va rester dans sa vitrine,</text:p>
      <text:p text:style-name="P34">Quel intérêt peut-il avoir sans toi Yasmine ?</text:p>
      <text:p text:style-name="P13"/>
      <text:p text:style-name="P39"><text:soft-page-break/>Le métro parisien et le métro d’Alger</text:p>
      <text:p text:style-name="P39">N’auront pas le bonheur de nous voir voyager :</text:p>
      <text:p text:style-name="P86">Il devra démarrer, le train, sans nous attendre,</text:p>
      <text:p text:style-name="P90">Et lors de ses arrêts, nous ne pourrons descendre.</text:p>
      <text:p text:style-name="P13"/>
      <text:p text:style-name="P13">Il démarre toujours et, sans aucun retard,</text:p>
      <text:p text:style-name="P13">La cruelle Nature annonce son départ ;</text:p>
      <text:p text:style-name="P13">Le train des jours s’en va sans doute ou réticence</text:p>
      <text:p text:style-name="P13">Et laisse à ces humains le froid de son absence.</text:p>
      <text:p text:style-name="P13"/>
      <text:p text:style-name="P13">Il m’aveugle les yeux de sa coruscation</text:p>
      <text:p text:style-name="P13">Et me laisse esseulé au quai de la station :</text:p>
      <text:p text:style-name="P13">Il trace son chemin d’une vitesse fière</text:p>
      <text:p text:style-name="P13">Et fait derrière lui un halo de lumière.</text:p>
      <text:p text:style-name="P13"/>
      <text:p text:style-name="P84">Rappelle-toi, mon cœur, notre premier baiser,</text:p>
      <text:p text:style-name="P13"><text:span text:style-name="T100">Aux </text:span>Beaux-Arts, <text:span text:style-name="T100">à </text:span>Alger, <text:span text:style-name="T101">où l’art sait apaiser</text:span></text:p>
      <text:p text:style-name="P85">Un gardien pour fermer l’œil sur notre indécence</text:p>
      <text:p text:style-name="P13"><text:span text:style-name="T101">Et nous laisser aimer</text:span> <text:span text:style-name="T101">à notre convenance.</text:span></text:p>
      <text:p text:style-name="P13"/>
      <text:p text:style-name="P13">Nous nous sommes aimés, <text:span text:style-name="T102">nous nous sommes fâchés</text:span></text:p>
      <text:p text:style-name="P87">Quelques fois ; <text:span text:style-name="T105">mais</text:span><text:span text:style-name="T103"> toujours nous étions attachés</text:span></text:p>
      <text:p text:style-name="P88"><text:span text:style-name="T104">L’un à l’autre </text:span><text:span text:style-name="T141">et à nous</text:span><text:span text:style-name="T104"> : nos </text:span><text:span text:style-name="T107">deux </text:span><text:span text:style-name="T104">cœurs toujours trouvent</text:span></text:p>
      <text:p text:style-name="P89">Le moyen <text:span text:style-name="T106">pour s’aimer et</text:span> pour qu’ils se retrouvent.</text:p>
      <text:p text:style-name="P26"/>
      <text:p text:style-name="P26">Après un petit froid <text:span text:style-name="T14">de grêle et de grêlons</text:span></text:p>
      <text:p text:style-name="P4"><text:span text:style-name="T14">Le beau soleil revient</text:span> <text:span text:style-name="T14">et darde ses rayons :</text:span></text:p>
      <text:p text:style-name="P4">M<text:span text:style-name="T17">a chère, </text:span><text:span text:style-name="T18">n’est-ce pas</text:span><text:span text:style-name="T17"> le gris </text:span><text:span text:style-name="T18">de nos</text:span><text:span text:style-name="T17"> grisailles</text:span></text:p>
      <text:p text:style-name="P4"><text:span text:style-name="T17">Qui rend sublime et fait le goût des </text:span><text:span text:style-name="T4">retrouvailles ?</text:span></text:p>
      <text:p text:style-name="P4"/>
      <text:p text:style-name="P4"><text:span text:style-name="T4">Chère, comme étions-nous</text:span> <text:span text:style-name="T4">si proche dans ce train</text:span></text:p>
      <text:p text:style-name="P6"><text:span text:style-name="T4">Quand nous serrions nos mains</text:span> <text:span text:style-name="T4">avec force et entrain :</text:span></text:p>
      <text:p text:style-name="P8"><text:span text:style-name="T4">Nous nous y sentions seuls </text:span>– <text:span text:style-name="T4">pourtant bondé de monde,</text:span></text:p>
      <text:p text:style-name="P28">Le train se mouvait sans troubler l’union profonde.</text:p>
      <text:p text:style-name="P6"/>
      <text:p text:style-name="P6"><text:span text:style-name="T6">L’un à l’autre collés,</text:span> <text:span text:style-name="T6">nous blaguions à l</text:span><text:span text:style-name="T16">oi</text:span><text:span text:style-name="T6">sir</text:span></text:p>
      <text:p text:style-name="P29">Entre deux longs regards pénétrés de désir :</text:p>
      <text:p text:style-name="P30"><text:span text:style-name="T12">Nous voulions que le temps </text:span><text:span text:style-name="T13">allège son allure,</text:span></text:p>
      <text:p text:style-name="P30"><text:span text:style-name="T13">Que le train tombe en panne</text:span> <text:span text:style-name="T12">et que ce moment dure.</text:span></text:p>
      <text:p text:style-name="P7"/>
      <text:p text:style-name="P27">Ma main dans tes cheveux <text:span text:style-name="T8">venait sans prévenir</text:span></text:p>
      <text:p text:style-name="P7"><text:span text:style-name="T8">Frôler ta chevelure </text:span><text:span text:style-name="T7">avant de revenir</text:span></text:p>
      <text:p text:style-name="P6"><text:span text:style-name="T5">Dans le creux de ta paume </text:span><text:span text:style-name="T9">(</text:span><text:span text:style-name="T5">avec ma main oisive</text:span><text:span text:style-name="T9">)</text:span></text:p>
      <text:p text:style-name="P13">Écraser le chewing-gum baignant dans ta salive.</text:p>
      <text:p text:style-name="P13"/>
      <text:p text:style-name="P91">Nous étions tous les deux contre l’adversité</text:p>
      <text:p text:style-name="P91">En symbiose et unis <text:span text:style-name="T113">devant </text:span>l’éternité :</text:p>
      <text:p text:style-name="P93">Une chanson <text:span text:style-name="T117">disait</text:span> en boucle dans nos <text:span text:style-name="T114">têtes</text:span></text:p>
      <text:p text:style-name="P92"><text:span text:style-name="T117">Notre amour</text:span> <text:span text:style-name="T15">– </text:span><text:span text:style-name="T116">et le reste</text:span> <text:span text:style-name="T116">était </text:span>aux oubliettes.</text:p>
      <text:p text:style-name="P91"><text:soft-page-break/></text:p>
      <text:p text:style-name="P16"><text:span text:style-name="T110">C</text:span><text:span text:style-name="T109">ette </text:span><text:span text:style-name="T118">musique</text:span><text:span text:style-name="T11"> en boucl</text:span><text:span text:style-name="T111">e ondulait dans nos cœurs ,</text:span></text:p>
      <text:p text:style-name="P16">R<text:span text:style-name="T112">esserrait notre lien</text:span> <text:span text:style-name="T111">et repoussait nos peurs.</text:span></text:p>
      <text:p text:style-name="P17"><text:span text:style-name="T121">F</text:span><text:span text:style-name="T119">rissons </text:span><text:span text:style-name="T121">sur </text:span><text:span text:style-name="T119">tout le corps, papillons </text:span><text:span text:style-name="T120">dans</text:span><text:span text:style-name="T119"> </text:span><text:span text:style-name="T120">le </text:span><text:span text:style-name="T119">ventre ;</text:span></text:p>
      <text:p text:style-name="P97">Le monde était à nous : nous en étions le centre.</text:p>
      <text:p text:style-name="P13"/>
      <text:p text:style-name="P94">Un banc à Boumerdès, dans un petit jardin,</text:p>
      <text:p text:style-name="P95">Un jour qui aurait pu être un jour anodin</text:p>
      <text:p text:style-name="P95">Si ce n’était nous deux qui étions de passage</text:p>
      <text:p text:style-name="P98">Et qui avons manqué d’être un couple bien sage.</text:p>
      <text:p text:style-name="P109"/>
      <text:p text:style-name="P18">R<text:span text:style-name="T115">appelle-toi, mon cœur, </text:span><text:span text:style-name="T122">notre complicité ;</text:span></text:p>
      <text:p text:style-name="P99">Nous aimions notre union dans sa simplicité :</text:p>
      <text:p text:style-name="P99">C<text:span text:style-name="T138">omment peut-on après avoir été si proches</text:span></text:p>
      <text:p text:style-name="P113">Devenir étrangers aux cœurs remplis de roches ?</text:p>
      <text:p text:style-name="P18"/>
      <text:p text:style-name="P100">J’aimais <text:span text:style-name="T15">– </text:span>te souviens-tu ? <text:span text:style-name="T15">– </text:span>te donner à manger,</text:p>
      <text:p text:style-name="P100">Te nourrir de ma main, <text:span text:style-name="T124">et pour t’encourager,</text:span></text:p>
      <text:p text:style-name="P102">Te dire que c’est bien, <text:span text:style-name="T125">petit bébé, mon ange,</text:span></text:p>
      <text:p text:style-name="P103">Je n’ai de goût que quand <text:span text:style-name="T126">c’est Yasmine qui mange.</text:span></text:p>
      <text:p text:style-name="P100"/>
      <text:p text:style-name="P101"><text:span text:style-name="T133">J’adorais</text:span>,<text:span text:style-name="T15"> </text:span><text:span text:style-name="T133">souviens-toi</text:span><text:span text:style-name="T132">,</text:span><text:span text:style-name="T15"> </text:span><text:span text:style-name="T130">venir après manger,</text:span></text:p>
      <text:p text:style-name="P107">Porter jusqu’à ta bouche une eau pour soulager</text:p>
      <text:p text:style-name="P107">Ta soif <text:span text:style-name="T131">et l’étancher : </text:span><text:span text:style-name="T134">que j’aime </text:span><text:span text:style-name="T135">voir descendre</text:span></text:p>
      <text:p text:style-name="P108">L’eau à travers ta gorge et un peu se répandre.</text:p>
      <text:p text:style-name="P100"/>
      <text:p text:style-name="P105">J’aime t<text:span text:style-name="T129">e voir manger </text:span>et t’entendre croquer ;</text:p>
      <text:p text:style-name="P106">J’aime ton rototo et j’aime ton hoquet ;</text:p>
      <text:p text:style-name="P102">J’aime te voir mâcher <text:span text:style-name="T127">et t’entendre le faire ;</text:span></text:p>
      <text:p text:style-name="P104"><text:span text:style-name="T128">Et quand t'en mets partout, </text:span>c’est ce que je préfère.</text:p>
      <text:p text:style-name="P102"/>
      <text:p text:style-name="P112">J’aime presser ta lèvre et ta bouche carmin</text:p>
      <text:p text:style-name="P112">Pour l’essuyer <text:span text:style-name="T137">après boire</text:span> et avec ma main</text:p>
      <text:p text:style-name="P111"><text:span text:style-name="T136">Effacer </text:span>chaque tache et chaque salissure,</text:p>
      <text:p text:style-name="P110">La miette sur ta joue et sur ta commissure.</text:p>
      <text:p text:style-name="P96"/>
      <text:p text:style-name="P117">Pour t’oublier, je fais l’effort de me mentir,</text:p>
      <text:p text:style-name="P13"><text:span text:style-name="T140">D</text:span><text:span text:style-name="T139">e m’occuper à tout</text:span> <text:span text:style-name="T139">et de me divertir :</text:span></text:p>
      <text:p text:style-name="P115">Je regarde <text:span text:style-name="T93">Squid Game</text:span> et je vois cette actrice,</text:p>
      <text:p text:style-name="P116">Ton visage à nouveau dans ma tête se hisse.</text:p>
      <text:p text:style-name="P13"/>
      <text:p text:style-name="P13">Mon ange, mon amour, mon opium adoré,</text:p>
      <text:p text:style-name="P13">Mon <text:span text:style-name="T145">koala</text:span>, mon cœur, mon <text:span text:style-name="T123">sucre</text:span> coloré,</text:p>
      <text:p text:style-name="P13">Ma mignonne, mon tout, ma douce, ma berbère,</text:p>
      <text:p text:style-name="P13">Mon minouche, mon chou, ma <text:span text:style-name="T108">B</text:span>ougiote, ma chère.</text:p>
      <text:p text:style-name="P13"/>
      <text:p text:style-name="P114">Tu m’as laissé t’aimer <text:span text:style-name="T143">sans jamais prévenir</text:span></text:p>
      <text:p text:style-name="P119">Que tu pouvais un jour brutalement partir :</text:p>
      <text:p text:style-name="P13">T<text:span text:style-name="T144">u m’as ouvert les bras,</text:span> <text:span text:style-name="T142">tu m’as ouvert la porte ;</text:span></text:p>
      <text:p text:style-name="P118"><text:soft-page-break/>Tu ne peux, aujourd’hui, la fermer de la sorte.</text:p>
      <text:p text:style-name="P13"/>
      <text:p text:style-name="P83">Je ne sais désaimer ce que j’aime une fois</text:p>
      <text:p text:style-name="P83">Et ne sais me soumettre, entre toutes les lois,</text:p>
      <text:p text:style-name="P83">Qu’à celle de mon cœur qui sait tout et ignore</text:p>
      <text:p text:style-name="P83">Cesser ce qu’il commence : il aime et aime encore.</text:p>
      <text:p text:style-name="P83"/>
      <text:p text:style-name="P83"/>
      <text:p text:style-name="P120">Villejuif, 7 novembre 202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9T13:01:21.804980859</meta:creation-date>
    <dc:date>2021-11-07T10:07:34.620295395</dc:date>
    <meta:editing-duration>P1DT19H16M42S</meta:editing-duration>
    <meta:editing-cycles>447</meta:editing-cycles>
    <meta:generator>LibreOffice/7.1.5.2$Linux_X86_64 LibreOffice_project/10$Build-2</meta:generator>
    <meta:document-statistic meta:table-count="0" meta:image-count="0" meta:object-count="0" meta:page-count="6" meta:paragraph-count="202" meta:word-count="1671" meta:character-count="9157" meta:non-whitespace-character-count="7676"/>
  </office:meta>
</office:document-meta>
</file>